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735,539,301,55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704,478,516,96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695,600,652,899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702,149,580,770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34,396,591,036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12,748,124,222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92,109,693,986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722,038,242,134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03,434,493,402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58,199,868,578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17,706,149,201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93,537,376,707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43,801,905,407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20,544,947,799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05,531,321,270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63,063,293,977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10,175,772,488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87,226,531,168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79,841,151,705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98,520,480,628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03,882,354,117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95,121,356,714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40,471,241,90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13:28.765634092</dc:date>
    <meta:editing-duration>PT6H5M23S</meta:editing-duration>
    <meta:editing-cycles>165</meta:editing-cycles>
    <meta:generator>LibreOffice/7.2.6.2$Linux_X86_64 LibreOffice_project/20$Build-2</meta:generator>
    <meta:document-statistic meta:table-count="1" meta:cell-count="48" meta:object-count="0"/>
  </office:meta>
</office:document-meta>
</file>